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6000001B7C84203E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-1.746cm" svg:y="-1.879cm" svg:width="14.811cm" svg:height="7.53cm" draw:z-index="0"><draw:image xlink:href="Pictures/1000000000000376000001B7C84203ED.png" xlink:type="simple" xlink:show="embed" xlink:actuate="onLoad"/></draw:frame><draw:frame draw:style-name="fr1" draw:name="Grafik2" text:anchor-type="paragraph" svg:x="-1.746cm" svg:y="5.65cm" svg:width="14.758cm" svg:height="7.542cm" draw:z-index="1"><draw:image xlink:href="Pictures/1000000000000376000001B7C84203ED.png" xlink:type="simple" xlink:show="embed" xlink:actuate="onLoad"/></draw:frame><draw:frame draw:style-name="fr1" draw:name="Grafik3" text:anchor-type="paragraph" svg:x="-1.746cm" svg:y="13.19cm" svg:width="14.811cm" svg:height="7.516cm" draw:z-index="2"><draw:image xlink:href="Pictures/1000000000000376000001B7C84203E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27S</meta:editing-duration>
    <meta:editing-cycles>3</meta:editing-cycles>
    <meta:generator>OpenOffice.org/3.3$Win32 OpenOffice.org_project/330m20$Build-9567</meta:generator>
    <dc:date>2013-11-26T14:37:18.71</dc:date>
    <meta:printed-by>Draga </meta:printed-by>
    <meta:print-date>2013-11-26T14:36:19.54</meta:print-date>
    <meta:document-statistic meta:table-count="0" meta:image-count="3" meta:object-count="0" meta:page-count="1" meta:paragraph-count="0" meta:word-count="0" meta:character-count="0"/>
    <dc:creator>Draga </dc:creator>
    <meta:user-defined meta:name="Info 1"/>
    <meta:user-defined meta:name="Info 2"/>
    <meta:user-defined meta:name="Info 3"/>
    <meta:user-defined meta:name="Info 4"/>
  </office:meta>
</office:document-meta>
</file>